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E000000E588ABC04732962E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21cm" svg:height="6.321cm" svg:x="0.256cm" svg:y="0.455cm">
          <draw:image xlink:href="Pictures/100002010000020E000000E588ABC04732962E3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8T13:46:25.120050295</dc:date>
    <meta:editing-duration>PT2M27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